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585" officeooo:paragraph-rsid="0018a585"/>
    </style:style>
    <style:style style:name="P2" style:family="paragraph" style:parent-style-name="Standard">
      <style:text-properties officeooo:rsid="0018f84f" officeooo:paragraph-rsid="0018f84f"/>
    </style:style>
    <style:style style:name="P3" style:family="paragraph" style:parent-style-name="Standard">
      <style:text-properties officeooo:rsid="00191670" officeooo:paragraph-rsid="00191670"/>
    </style:style>
    <style:style style:name="P4" style:family="paragraph" style:parent-style-name="Standard">
      <style:text-properties officeooo:rsid="0019194d" officeooo:paragraph-rsid="0019194d"/>
    </style:style>
    <style:style style:name="P5" style:family="paragraph" style:parent-style-name="Standard">
      <style:text-properties officeooo:rsid="001a335c" officeooo:paragraph-rsid="001a335c"/>
    </style:style>
    <style:style style:name="P6" style:family="paragraph" style:parent-style-name="Standard">
      <style:text-properties officeooo:rsid="001b9abd" officeooo:paragraph-rsid="001b9abd"/>
    </style:style>
    <style:style style:name="T1" style:family="text">
      <style:text-properties officeooo:rsid="0018f84f"/>
    </style:style>
    <style:style style:name="T2" style:family="text">
      <style:text-properties officeooo:rsid="00191670"/>
    </style:style>
    <style:style style:name="T3" style:family="text">
      <style:text-properties officeooo:rsid="0019194d"/>
    </style:style>
    <style:style style:name="T4" style:family="text">
      <style:text-properties officeooo:rsid="001b9abd"/>
    </style:style>
    <style:style style:name="T5" style:family="text">
      <style:text-properties officeooo:rsid="001d7909"/>
    </style:style>
    <style:style style:name="T6" style:family="text">
      <style:text-properties officeooo:rsid="001ed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o de abstracción</text:p>
      <text:p text:style-name="P1"/>
      <text:p text:style-name="P1">Objeto: Impresora A</text:p>
      <text:p text:style-name="P1"/>
      <text:p text:style-name="P1">Propiedades/ Atributos</text:p>
      <text:p text:style-name="P1"/>
      <text:p text:style-name="P1">Nombre<text:tab/>| <text:s text:c="2"/>Tipo de dato<text:tab/>| <text:s text:c="3"/><text:span text:style-name="T1">Const/</text:span>Variable<text:tab/>| <text:s text:c="2"/>Rando valores posibles <text:s text:c="8"/>| <text:s/>f(c)</text:p>
      <text:p text:style-name="P1"/>
      <text:p text:style-name="P2">-Estado<text:tab/> <text:s text:c="3"/>string<text:tab/><text:tab/> <text:s text:c="4"/>Variable<text:tab/><text:tab/> <text:s text:c="3"/>Lista/Imprimiendo/Sin papel</text:p>
      <text:p text:style-name="P1">-% <text:span text:style-name="T2">tinta<text:tab/> <text:s text:c="3"/>double<text:tab/><text:tab/> <text:s text:c="4"/>Variable<text:tab/><text:tab/> <text:s text:c="3"/>0- 100</text:span></text:p>
      <text:p text:style-name="P1">-<text:span text:style-name="T2">C</text:span><text:span text:style-name="T3">o</text:span><text:span text:style-name="T6">nectada</text:span><text:span text:style-name="T2"><text:tab/> <text:s text:c="3"/>bool<text:tab/><text:tab/><text:tab/> <text:s text:c="4"/>Variable<text:tab/><text:tab/> <text:s text:c="3"/>----</text:span></text:p>
      <text:p text:style-name="P1"/>
      <text:p text:style-name="P1"/>
      <text:p text:style-name="P1"/>
      <text:p text:style-name="P1">Comportamiento</text:p>
      <text:p text:style-name="P1"/>
      <text:p text:style-name="P3">Nombre<text:tab/>|<text:tab/>Parámetros/ tipo<text:tab/>|<text:tab/>Retorno<text:tab/>|<text:tab/></text:p>
      <text:p text:style-name="P1">-<text:span text:style-name="T2">Imprimir<text:tab/><text:tab/></text:span><text:span text:style-name="T3">documentos (string)<text:tab/><text:tab/>éxito/ error</text:span></text:p>
      <text:p text:style-name="P1">-<text:span text:style-name="T3">CargarPapel<text:tab/><text:tab/>cant.hojas: int<text:tab/><text:tab/><text:tab/>---</text:span></text:p>
      <text:p text:style-name="P1">-<text:span text:style-name="T3">RecargarTinta<text:tab/>% tinta: double<text:tab/><text:tab/>---</text:span></text:p>
      <text:p text:style-name="P1"/>
      <text:p text:style-name="P1"/>
      <text:p text:style-name="P1"/>
      <text:p text:style-name="P4">Objeto: Impresora B</text:p>
      <text:p text:style-name="P4"/>
      <text:p text:style-name="P4">Propieddades/ Atributos</text:p>
      <text:p text:style-name="P4"/>
      <text:p text:style-name="P4">Nombre<text:tab/> <text:s/><text:tab/><text:span text:style-name="T5">|</text:span> <text:s text:c="2"/>Tipo de dato<text:tab/>| <text:s text:c="2"/>Const/ Variable <text:s text:c="2"/>| <text:s text:c="2"/>Rango de valores posibles | <text:s text:c="2"/>f(c)</text:p>
      <text:p text:style-name="P4">-<text:span text:style-name="T4">Marca<text:tab/><text:tab/><text:tab/> <text:s text:c="6"/>string<text:tab/><text:tab/> <text:s text:c="3"/>Constante<text:tab/><text:tab/>----</text:span></text:p>
      <text:p text:style-name="P4">-<text:span text:style-name="T4">Modelo<text:tab/><text:tab/> <text:s text:c="6"/>string<text:tab/><text:tab/> <text:s text:c="3"/>Constante<text:tab/><text:tab/>----</text:span></text:p>
      <text:p text:style-name="P4">-<text:span text:style-name="T4">Tipo<text:tab/><text:tab/><text:tab/> <text:s text:c="6"/>string<text:tab/><text:tab/> <text:s text:c="3"/>Variable<text:tab/><text:tab/>Láser / Tinta</text:span></text:p>
      <text:p text:style-name="P4">-<text:span text:style-name="T4">Precio<text:tab/><text:tab/><text:tab/> <text:s text:c="6"/>double<text:tab/><text:tab/> <text:s text:c="3"/>Variable<text:tab/><text:tab/></text:span><text:span text:style-name="T5">0&gt;</text:span></text:p>
      <text:p text:style-name="P4">-<text:span text:style-name="T5">Mostrar</text:span><text:span text:style-name="T4">Disponibilidad <text:s text:c="4"/>bool<text:tab/><text:tab/> <text:s text:c="3"/>Variable<text:tab/><text:tab/>true / false</text:span></text:p>
      <text:p text:style-name="P4"/>
      <text:p text:style-name="P5">Comportamiento</text:p>
      <text:p text:style-name="P5"/>
      <text:p text:style-name="P5">Nombre <text:tab/>| <text:s text:c="3"/>Parametro/ Tipo <text:s text:c="4"/><text:tab/>|<text:tab/>Retorno/ Tipo</text:p>
      <text:p text:style-name="P6">-mostrarficha<text:tab/> <text:s text:c="11"/>----<text:tab/><text:tab/><text:tab/><text:tab/>string</text:p>
      <text:p text:style-name="P6">-<text:span text:style-name="T5">aplicaDescuento<text:tab/>%descuento:double<text:tab/><text:tab/>----</text:span></text:p>
      <text:p text:style-name="P6">-<text:span text:style-name="T5">Disponibilidad<text:tab/>bool<text:tab/><text:tab/><text:tab/><text:tab/>---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09:13:06.652990205</meta:creation-date>
    <dc:date>2025-04-26T13:19:29.476745329</dc:date>
    <meta:editing-duration>PT8H43M5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19" meta:character-count="1008" meta:non-whitespace-character-count="735"/>
  </office:meta>
</office:document-meta>
</file>